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c71" officeooo:paragraph-rsid="00044c71"/>
    </style:style>
    <style:style style:name="P2" style:family="paragraph" style:parent-style-name="Standard">
      <style:text-properties fo:font-weight="bold" officeooo:rsid="00044c71" officeooo:paragraph-rsid="00044c71" style:font-weight-asian="bold" style:font-weight-complex="bold"/>
    </style:style>
    <style:style style:name="P3" style:family="paragraph" style:parent-style-name="Standard">
      <style:text-properties officeooo:rsid="00053c4d" officeooo:paragraph-rsid="00053c4d"/>
    </style:style>
    <style:style style:name="P4" style:family="paragraph" style:parent-style-name="Standard">
      <style:text-properties officeooo:rsid="00069250" officeooo:paragraph-rsid="00069250"/>
    </style:style>
    <style:style style:name="P5" style:family="paragraph" style:parent-style-name="Standard">
      <style:text-properties officeooo:rsid="000879bf" officeooo:paragraph-rsid="000879bf"/>
    </style:style>
    <style:style style:name="P6" style:family="paragraph" style:parent-style-name="Standard">
      <style:text-properties officeooo:rsid="000879bf" officeooo:paragraph-rsid="0008d819"/>
    </style:style>
    <style:style style:name="P7" style:family="paragraph" style:parent-style-name="Standard">
      <style:text-properties officeooo:rsid="00099752" officeooo:paragraph-rsid="00099752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d819"/>
    </style:style>
    <style:style style:name="T7" style:family="text">
      <style:text-properties fo:language="en" fo:country="US" officeooo:rsid="000997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<text:span text:style-name="T1">th</text:span> February</text:p>
      <text:p text:style-name="P1"/>
      <text:p text:style-name="P1">Threads vs Processes</text:p>
      <text:p text:style-name="P1">Threads have shared address space while the process has separate address space.</text:p>
      <text:p text:style-name="P1"/>
      <text:p text:style-name="P3">Condvar and trylock in pthreads</text:p>
      <text:p text:style-name="P3"/>
      <text:p text:style-name="P4">Semaphore</text:p>
      <text:p text:style-name="P4">- Generalized lock</text:p>
      <text:p text:style-name="P4">- Introduced by Dijkstra</text:p>
      <text:p text:style-name="P4">- Supported in Linux</text:p>
      <text:p text:style-name="P4">- 2 states : open / closed</text:p>
      <text:p text:style-name="P4">- 2 operations: wait – blocking unit</text:p>
      <text:p text:style-name="P4"><text:tab/><text:tab/>semaphore is open P( )</text:p>
      <text:p text:style-name="P4">- signal – allows other threads to enter critical section V( )</text:p>
      <text:p text:style-name="P4">- A semaphore is associated with a queue of waiting processes or threads</text:p>
      <text:p text:style-name="P4">- If wait is called by a thread,</text:p>
      <text:p text:style-name="P4"><text:s text:c="2"/>a. If semaphore is open, thread continues</text:p>
      <text:p text:style-name="P4"><text:s text:c="2"/>b. If semaphore is closed thread blocks on the queue</text:p>
      <text:p text:style-name="P4">- Signal semaphore open the semaphore</text:p>
      <text:p text:style-name="P4">a. If a thread is waiting on the queue, the thread is unblocked </text:p>
      <text:p text:style-name="P4">b. If no threads are waiting on the queue, the signal is remembered for the next thread.</text:p>
      <text:p text:style-name="P4"/>
      <text:p text:style-name="P5">High performance Fortran </text:p>
      <text:p text:style-name="P5">Extension to Fortan 90</text:p>
      <text:p text:style-name="P5">- add PRAGMAs</text:p>
      <text:p text:style-name="P5">- FORALL – all loop iterations are independent</text:p>
      <text:p text:style-name="P5">- PURE – only works on local data</text:p>
      <text:p text:style-name="P5"/>
      <text:p text:style-name="P5">Partition Global Address Space(PGAS)</text:p>
      <text:p text:style-name="P5">- single address space that is partition</text:p>
      <text:p text:style-name="P5">- each partition has affinity with a thread processes</text:p>
      <text:p text:style-name="P5"/>
      <text:p text:style-name="P5">Chapel (Cray) – allows programmers to specify the placement of data and also tasks</text:p>
      <text:p text:style-name="P5">Linda – Manages data in tuples spaces</text:p>
      <text:p text:style-name="P6">- Bell labs</text:p>
      <text:p text:style-name="P6"><text:span text:style-name="T5"/></text:p>
      <text:p text:style-name="P6"><text:span text:style-name="T6">Unified Parallel C</text:span></text:p>
      <text:p text:style-name="P6"><text:span text:style-name="T6">- Extension to C</text:span></text:p>
      <text:p text:style-name="P6"><text:span text:style-name="T6">- Single, partionable, address space</text:span></text:p>
      <text:p text:style-name="P6"><text:span text:style-name="T6">Uses a SPMD model – fixes mapping of computation to data at compile time</text:span></text:p>
      <text:p text:style-name="P6"><text:span text:style-name="T6">Cilk – provides extensions to C and C++ to express fork – join operations. </text:span></text:p>
      <text:p text:style-name="P6"><text:span text:style-name="T6"/></text:p>
      <text:p text:style-name="P6"><text:span text:style-name="T6">Computer Arithmetic</text:span></text:p>
      <text:p text:style-name="P6"><text:span text:style-name="T6">Integers – 16,32,64 signed or unsigned</text:span></text:p>
      <text:p text:style-name="P6"><text:span text:style-name="T6">Floats – used to represent small numbers as well as larger numbers </text:span><text:span text:style-name="T7">IEEE 754</text:span></text:p>
      <text:p text:style-name="P7"><text:span text:style-name="T5">(-1)</text:span><text:span text:style-name="T2">s <text:s/></text:span><text:span text:style-name="T4">* c * b</text:span><text:span text:style-name="T2">q <text:s text:c="14"/></text:span><text:span text:style-name="T4">Single precision(32 bits) <text:s text:c="10"/>64 bits</text:span></text:p>
      <text:p text:style-name="P7"><text:span text:style-name="T4">b – base<text:tab/><text:tab/>2 <text:tab/><text:tab/><text:tab/><text:tab/>2 implied</text:span></text:p>
      <text:p text:style-name="P7"><text:span text:style-name="T4"><text:s/>s – sign<text:tab/><text:tab/>1 bit<text:tab/><text:tab/><text:tab/><text:tab/>1 bit</text:span></text:p>
      <text:p text:style-name="P7"><text:span text:style-name="T4"><text:s/>c – significance <text:tab/>24( 1 stored implicity)<text:tab/>53 bits</text:span></text:p>
      <text:p text:style-name="P7"><text:span text:style-name="T4">q – exponent<text:tab/><text:tab/>8 bits<text:tab/><text:tab/><text:tab/><text:tab/>11 exp </text:span></text:p>
      <text:p text:style-name="P7"><text:span text:style-name="T4"><text:s text:c="3"/></text:span></text:p>
      <text:p text:style-name="P6"><text:soft-page-break/><text:span text:style-name="T5"><text:s/>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08:17:55.944000000</meta:creation-date>
    <dc:date>2020-02-04T09:41:11.743000000</dc:date>
    <meta:editing-duration>PT6M43S</meta:editing-duration>
    <meta:editing-cycles>1</meta:editing-cycles>
    <meta:document-statistic meta:table-count="0" meta:image-count="0" meta:object-count="0" meta:page-count="2" meta:paragraph-count="45" meta:word-count="295" meta:character-count="1706" meta:non-whitespace-character-count="1384"/>
    <meta:generator>LibreOffice/6.3.3.2$Windows_X86_64 LibreOffice_project/a64200df03143b798afd1ec74a12ab50359878ed</meta:generator>
  </office:meta>
</office:document-meta>
</file>